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obot Arm Test 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@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x1(t+1)</text:p>
          </table:table-cell>
          <table:table-cell office:value-type="string" calcext:value-type="string">
            <text:p>x2(t+1)</text:p>
          </table:table-cell>
          <table:table-cell office:value-type="string" calcext:value-type="string">
            <text:p>theta(t+1)</text:p>
          </table:table-cell>
          <table:table-cell office:value-type="string" calcext:value-type="string">
            <text:p>omega(t+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98888889918" calcext:value-type="float">
            <text:p>1.99998888889918</text:p>
          </table:table-cell>
          <table:table-cell office:value-type="float" office:value="0.00666665432099451" calcext:value-type="float">
            <text:p>0.00666665432099451</text:p>
          </table:table-cell>
          <table:table-cell office:value-type="float" office:value="0.00333333333333333" calcext:value-type="float">
            <text:p>0.00333333333333333</text:p>
          </table:table-cell>
          <table:table-cell office:value-type="float" office:value="0.0666666666666667" calcext:value-type="float">
            <text:p>0.06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333333333333333" calcext:value-type="float">
            <text:p>0.00333333333333333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.99982222485595" calcext:value-type="float">
            <text:p>1.99982222485595</text:p>
          </table:table-cell>
          <table:table-cell office:value-type="float" office:value="0.0266658765502332" calcext:value-type="float">
            <text:p>0.0266658765502332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.99910006749798" calcext:value-type="float">
            <text:p>1.99910006749798</text:p>
          </table:table-cell>
          <table:table-cell office:value-type="float" office:value="0.0599910004049913" calcext:value-type="float">
            <text:p>0.0599910004049913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1.99715622973031" calcext:value-type="float">
            <text:p>1.99715622973031</text:p>
          </table:table-cell>
          <table:table-cell office:value-type="float" office:value="0.106616105956824" calcext:value-type="float">
            <text:p>0.106616105956824</text:p>
          </table:table-cell>
          <table:table-cell office:value-type="float" office:value="0.0533333333333333" calcext:value-type="float">
            <text:p>0.0533333333333333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533333333333333" calcext:value-type="float">
            <text:p>0.0533333333333333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1.99305957340112" calcext:value-type="float">
            <text:p>1.99305957340112</text:p>
          </table:table-cell>
          <table:table-cell office:value-type="float" office:value="0.166473832400621" calcext:value-type="float">
            <text:p>0.166473832400621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98561727170773" calcext:value-type="float">
            <text:p>1.98561727170773</text:p>
          </table:table-cell>
          <table:table-cell office:value-type="float" office:value="0.239424414577839" calcext:value-type="float">
            <text:p>0.239424414577839</text:p>
          </table:table-cell>
          <table:table-cell office:value-type="float" office:value="0.12" calcext:value-type="float">
            <text:p>0.1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4" calcext:value-type="float">
            <text:p>0.4</text:p>
          </table:table-cell>
          <table:table-cell office:value-type="float" office:value="1.97338147815884" calcext:value-type="float">
            <text:p>1.97338147815884</text:p>
          </table:table-cell>
          <table:table-cell office:value-type="float" office:value="0.325216146062355" calcext:value-type="float">
            <text:p>0.325216146062355</text:p>
          </table:table-cell>
          <table:table-cell office:value-type="float" office:value="0.163333333333333" calcext:value-type="float">
            <text:p>0.163333333333333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333333333333" calcext:value-type="float">
            <text:p>0.163333333333333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1.95466123235613" calcext:value-type="float">
            <text:p>1.95466123235613</text:p>
          </table:table-cell>
          <table:table-cell office:value-type="float" office:value="0.423437677496946" calcext:value-type="float">
            <text:p>0.423437677496946</text:p>
          </table:table-cell>
          <table:table-cell office:value-type="float" office:value="0.213333333333333" calcext:value-type="float">
            <text:p>0.213333333333333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13333333333333" calcext:value-type="float">
            <text:p>0.213333333333333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1.92754179273178" calcext:value-type="float">
            <text:p>1.92754179273178</text:p>
          </table:table-cell>
          <table:table-cell office:value-type="float" office:value="0.533462873377662" calcext:value-type="float">
            <text:p>0.533462873377662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  <table:table-cell office:value-type="float" office:value="1.88991389262948" calcext:value-type="float">
            <text:p>1.88991389262948</text:p>
          </table:table-cell>
          <table:table-cell office:value-type="float" office:value="0.654389393592304" calcext:value-type="float">
            <text:p>0.65438939359230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83951563652978" calcext:value-type="float">
            <text:p>1.83951563652978</text:p>
          </table:table-cell>
          <table:table-cell office:value-type="float" office:value="0.784972753006406" calcext:value-type="float">
            <text:p>0.784972753006406</text:p>
          </table:table-cell>
          <table:table-cell office:value-type="float" office:value="0.403333333333333" calcext:value-type="float">
            <text:p>0.403333333333333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95555572016" calcext:value-type="float">
            <text:p>1.99995555572016</text:p>
          </table:table-cell>
          <table:table-cell office:value-type="float" office:value="0.0133332345681207" calcext:value-type="float">
            <text:p>0.0133332345681207</text:p>
          </table:table-cell>
          <table:table-cell office:value-type="float" office:value="0.00666666666666667" calcext:value-type="float">
            <text:p>0.00666666666666667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666666666666667" calcext:value-type="float">
            <text:p>0.00666666666666667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.99928893102781" calcext:value-type="float">
            <text:p>1.99928893102781</text:p>
          </table:table-cell>
          <table:table-cell office:value-type="float" office:value="0.0533270125704214" calcext:value-type="float">
            <text:p>0.0533270125704214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1.99640107987041" calcext:value-type="float">
            <text:p>1.99640107987041</text:p>
          </table:table-cell>
          <table:table-cell office:value-type="float" office:value="0.119928012958889" calcext:value-type="float">
            <text:p>0.119928012958889</text:p>
          </table:table-cell>
          <table:table-cell office:value-type="float" office:value="0.06" calcext:value-type="float">
            <text:p>0.0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0.4" calcext:value-type="float">
            <text:p>0.4</text:p>
          </table:table-cell>
          <table:table-cell office:value-type="float" office:value="1.9886330059506" calcext:value-type="float">
            <text:p>1.9886330059506</text:p>
          </table:table-cell>
          <table:table-cell office:value-type="float" office:value="0.212929020201259" calcext:value-type="float">
            <text:p>0.212929020201259</text:p>
          </table:table-cell>
          <table:table-cell office:value-type="float" office:value="0.106666666666667" calcext:value-type="float">
            <text:p>0.106666666666667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06666666666667" calcext:value-type="float">
            <text:p>0.106666666666667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1.97228646312585" calcext:value-type="float">
            <text:p>1.97228646312585</text:p>
          </table:table-cell>
          <table:table-cell office:value-type="float" office:value="0.33179226538683" calcext:value-type="float">
            <text:p>0.3317922653868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94267594970406" calcext:value-type="float">
            <text:p>1.94267594970406</text:p>
          </table:table-cell>
          <table:table-cell office:value-type="float" office:value="0.475405252854269" calcext:value-type="float">
            <text:p>0.475405252854269</text:p>
          </table:table-cell>
          <table:table-cell office:value-type="float" office:value="0.24" calcext:value-type="float">
            <text:p>0.2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office:value-type="float" office:value="0.8" calcext:value-type="float">
            <text:p>0.8</text:p>
          </table:table-cell>
          <table:table-cell office:value-type="float" office:value="1.89423445834035" calcext:value-type="float">
            <text:p>1.89423445834035</text:p>
          </table:table-cell>
          <table:table-cell office:value-type="float" office:value="0.64177551903765" calcext:value-type="float">
            <text:p>0.64177551903765</text:p>
          </table:table-cell>
          <table:table-cell office:value-type="float" office:value="0.326666666666667" calcext:value-type="float">
            <text:p>0.326666666666667</text:p>
          </table:table-cell>
          <table:table-cell office:value-type="float" office:value="0.933333333333333" calcext:value-type="float">
            <text:p>0.9333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26666666666667" calcext:value-type="float">
            <text:p>0.32666666666666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.82070053327599" calcext:value-type="float">
            <text:p>1.82070053327599</text:p>
          </table:table-cell>
          <table:table-cell office:value-type="float" office:value="0.8276772125222" calcext:value-type="float">
            <text:p>0.8276772125222</text:p>
          </table:table-cell>
          <table:table-cell office:value-type="float" office:value="0.426666666666667" calcext:value-type="float">
            <text:p>0.426666666666667</text:p>
          </table:table-cell>
          <table:table-cell office:value-type="float" office:value="1.06666666666667" calcext:value-type="float">
            <text:p>1.066666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26666666666667" calcext:value-type="float">
            <text:p>0.426666666666667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71541736272765" calcext:value-type="float">
            <text:p>1.71541736272765</text:p>
          </table:table-cell>
          <table:table-cell office:value-type="float" office:value="1.02827198330623" calcext:value-type="float">
            <text:p>1.02827198330623</text:p>
          </table:table-cell>
          <table:table-cell office:value-type="float" office:value="0.54" calcext:value-type="float">
            <text:p>0.5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1.2" calcext:value-type="float">
            <text:p>1.2</text:p>
          </table:table-cell>
          <table:table-cell office:value-type="float" office:value="1.5717745215539" calcext:value-type="float">
            <text:p>1.5717745215539</text:p>
          </table:table-cell>
          <table:table-cell office:value-type="float" office:value="1.23673960613947" calcext:value-type="float">
            <text:p>1.2367396061394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33333333333333" calcext:value-type="float">
            <text:p>1.333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38381777703754" calcext:value-type="float">
            <text:p>1.38381777703754</text:p>
          </table:table-cell>
          <table:table-cell office:value-type="float" office:value="1.44396965340511" calcext:value-type="float">
            <text:p>1.44396965340511</text:p>
          </table:table-cell>
          <table:table-cell office:value-type="float" office:value="0.806666666666667" calcext:value-type="float">
            <text:p>0.806666666666667</text:p>
          </table:table-cell>
          <table:table-cell office:value-type="float" office:value="1.46666666666667" calcext:value-type="float">
            <text:p>1.466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90000083333" calcext:value-type="float">
            <text:p>1.99990000083333</text:p>
          </table:table-cell>
          <table:table-cell office:value-type="float" office:value="0.0199996666683333" calcext:value-type="float">
            <text:p>0.0199996666683333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1.99840021332196" calcext:value-type="float">
            <text:p>1.99840021332196</text:p>
          </table:table-cell>
          <table:table-cell office:value-type="float" office:value="0.0799786683732683" calcext:value-type="float">
            <text:p>0.0799786683732683</text:p>
          </table:table-cell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  <table:table-cell office:value-type="float" office:value="1.99190546602399" calcext:value-type="float">
            <text:p>1.99190546602399</text:p>
          </table:table-cell>
          <table:table-cell office:value-type="float" office:value="0.179757098396022" calcext:value-type="float">
            <text:p>0.179757098396022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1.97445456675125" calcext:value-type="float">
            <text:p>1.97445456675125</text:p>
          </table:table-cell>
          <table:table-cell office:value-type="float" office:value="0.318636413228492" calcext:value-type="float">
            <text:p>0.318636413228492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office:value-type="float" office:value="1.93782484342129" calcext:value-type="float">
            <text:p>1.93782484342129</text:p>
          </table:table-cell>
          <table:table-cell office:value-type="float" office:value="0.494807918509046" calcext:value-type="float">
            <text:p>0.49480791850904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87179364735587" calcext:value-type="float">
            <text:p>1.87179364735587</text:p>
          </table:table-cell>
          <table:table-cell office:value-type="float" office:value="0.70454846655018" calcext:value-type="float">
            <text:p>0.70454846655018</text:p>
          </table:table-cell>
          <table:table-cell office:value-type="float" office:value="0.36" calcext:value-type="float">
            <text:p>0.3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1.2" calcext:value-type="float">
            <text:p>1.2</text:p>
          </table:table-cell>
          <table:table-cell office:value-type="float" office:value="1.76466571722024" calcext:value-type="float">
            <text:p>1.76466571722024</text:p>
          </table:table-cell>
          <table:table-cell office:value-type="float" office:value="0.941251776342316" calcext:value-type="float">
            <text:p>0.941251776342316</text:p>
          </table:table-cell>
          <table:table-cell office:value-type="float" office:value="0.49" calcext:value-type="float">
            <text:p>0.4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float" office:value="1.4" calcext:value-type="float">
            <text:p>1.4</text:p>
          </table:table-cell>
          <table:table-cell office:value-type="float" office:value="1.60419151576859" calcext:value-type="float">
            <text:p>1.60419151576859</text:p>
          </table:table-cell>
          <table:table-cell office:value-type="float" office:value="1.19439088272478" calcext:value-type="float">
            <text:p>1.19439088272478</text:p>
          </table:table-cell>
          <table:table-cell office:value-type="float" office:value="0.64" calcext:value-type="float">
            <text:p>0.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office:value-type="float" office:value="1.6" calcext:value-type="float">
            <text:p>1.6</text:p>
          </table:table-cell>
          <table:table-cell office:value-type="float" office:value="1.37899686590349" calcext:value-type="float">
            <text:p>1.37899686590349</text:p>
          </table:table-cell>
          <table:table-cell office:value-type="float" office:value="1.44857434874029" calcext:value-type="float">
            <text:p>1.44857434874029</text:p>
          </table:table-cell>
          <table:table-cell office:value-type="float" office:value="0.81" calcext:value-type="float">
            <text:p>0.8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.81</text:p>
          </table:table-cell>
          <table:table-cell office:value-type="float" office:value="1.8" calcext:value-type="float">
            <text:p>1.8</text:p>
          </table:table-cell>
          <table:table-cell office:value-type="float" office:value="1.08060461173628" calcext:value-type="float">
            <text:p>1.08060461173628</text:p>
          </table:table-cell>
          <table:table-cell office:value-type="float" office:value="1.68294196961579" calcext:value-type="float">
            <text:p>1.682941969615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0603880243866" calcext:value-type="float">
            <text:p>0.70603880243866</text:p>
          </table:table-cell>
          <table:table-cell office:value-type="float" office:value="1.87123200310677" calcext:value-type="float">
            <text:p>1.87123200310677</text:p>
          </table:table-cell>
          <table:table-cell office:value-type="float" office:value="1.21" calcext:value-type="float">
            <text:p>1.2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82222485595" calcext:value-type="float">
            <text:p>1.99982222485595</text:p>
          </table:table-cell>
          <table:table-cell office:value-type="float" office:value="0.0266658765502332" calcext:value-type="float">
            <text:p>0.0266658765502332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1.99715622973031" calcext:value-type="float">
            <text:p>1.99715622973031</text:p>
          </table:table-cell>
          <table:table-cell office:value-type="float" office:value="0.106616105956824" calcext:value-type="float">
            <text:p>0.106616105956824</text:p>
          </table:table-cell>
          <table:table-cell office:value-type="float" office:value="0.0533333333333333" calcext:value-type="float">
            <text:p>0.0533333333333333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533333333333333" calcext:value-type="float">
            <text:p>0.0533333333333333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1.98561727170773" calcext:value-type="float">
            <text:p>1.98561727170773</text:p>
          </table:table-cell>
          <table:table-cell office:value-type="float" office:value="0.239424414577839" calcext:value-type="float">
            <text:p>0.239424414577839</text:p>
          </table:table-cell>
          <table:table-cell office:value-type="float" office:value="0.12" calcext:value-type="float">
            <text:p>0.1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8" calcext:value-type="float">
            <text:p>0.8</text:p>
          </table:table-cell>
          <table:table-cell office:value-type="float" office:value="1.95466123235613" calcext:value-type="float">
            <text:p>1.95466123235613</text:p>
          </table:table-cell>
          <table:table-cell office:value-type="float" office:value="0.423437677496946" calcext:value-type="float">
            <text:p>0.423437677496946</text:p>
          </table:table-cell>
          <table:table-cell office:value-type="float" office:value="0.213333333333333" calcext:value-type="float">
            <text:p>0.213333333333333</text:p>
          </table:table-cell>
          <table:table-cell office:value-type="float" office:value="1.06666666666667" calcext:value-type="float">
            <text:p>1.06666666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13333333333333" calcext:value-type="float">
            <text:p>0.213333333333333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88991389262948" calcext:value-type="float">
            <text:p>1.88991389262948</text:p>
          </table:table-cell>
          <table:table-cell office:value-type="float" office:value="0.654389393592304" calcext:value-type="float">
            <text:p>0.65438939359230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33333333333333" calcext:value-type="float">
            <text:p>1.3333333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77398984555857" calcext:value-type="float">
            <text:p>1.77398984555857</text:p>
          </table:table-cell>
          <table:table-cell office:value-type="float" office:value="0.923558351082966" calcext:value-type="float">
            <text:p>0.923558351082966</text:p>
          </table:table-cell>
          <table:table-cell office:value-type="float" office:value="0.48" calcext:value-type="float">
            <text:p>0.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1.6" calcext:value-type="float">
            <text:p>1.6</text:p>
          </table:table-cell>
          <table:table-cell office:value-type="float" office:value="1.58812418316396" calcext:value-type="float">
            <text:p>1.58812418316396</text:p>
          </table:table-cell>
          <table:table-cell office:value-type="float" office:value="1.21567330268038" calcext:value-type="float">
            <text:p>1.21567330268038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1.86666666666667" calcext:value-type="float">
            <text:p>1.86666666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.31495043187148" calcext:value-type="float">
            <text:p>1.31495043187148</text:p>
          </table:table-cell>
          <table:table-cell office:value-type="float" office:value="1.50695234221956" calcext:value-type="float">
            <text:p>1.50695234221956</text:p>
          </table:table-cell>
          <table:table-cell office:value-type="float" office:value="0.853333333333334" calcext:value-type="float">
            <text:p>0.853333333333334</text:p>
          </table:table-cell>
          <table:table-cell office:value-type="float" office:value="2.13333333333333" calcext:value-type="float">
            <text:p>2.1333333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53333333333334" calcext:value-type="float">
            <text:p>0.853333333333334</text:p>
          </table:table-cell>
          <table:table-cell office:value-type="float" office:value="2.13333333333333" calcext:value-type="float">
            <text:p>2.13333333333333</text:p>
          </table:table-cell>
          <table:table-cell office:value-type="float" office:value="0.94265672834748" calcext:value-type="float">
            <text:p>0.94265672834748</text:p>
          </table:table-cell>
          <table:table-cell office:value-type="float" office:value="1.7639156137699" calcext:value-type="float">
            <text:p>1.7639156137699</text:p>
          </table:table-cell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office:value-type="float" office:value="0.470475146605979" calcext:value-type="float">
            <text:p>0.470475146605979</text:p>
          </table:table-cell>
          <table:table-cell office:value-type="float" office:value="1.94387580272663" calcext:value-type="float">
            <text:p>1.9438758027266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2.66666666666667" calcext:value-type="float">
            <text:p>2.66666666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-0.0850483599548711" calcext:value-type="float">
            <text:p>-0.0850483599548711</text:p>
          </table:table-cell>
          <table:table-cell office:value-type="float" office:value="1.99819087588473" calcext:value-type="float">
            <text:p>1.99819087588473</text:p>
          </table:table-cell>
          <table:table-cell office:value-type="float" office:value="1.61333333333333" calcext:value-type="float">
            <text:p>1.61333333333333</text:p>
          </table:table-cell>
          <table:table-cell office:value-type="float" office:value="2.93333333333333" calcext:value-type="float">
            <text:p>2.9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02:29:40.698000000</meta:creation-date>
    <dc:date>2022-02-15T03:06:43.172000000</dc:date>
    <meta:editing-duration>PT37M1S</meta:editing-duration>
    <meta:editing-cycles>4</meta:editing-cycles>
    <meta:generator>LibreOffice/7.3.0.3$Windows_X86_64 LibreOffice_project/0f246aa12d0eee4a0f7adcefbf7c878fc2238db3</meta:generator>
    <meta:document-statistic meta:table-count="1" meta:cell-count="318" meta:object-count="0"/>
  </office:meta>
</office:document-meta>
</file>